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標題1" style:master-page-name="MP0" style:family="paragraph">
      <style:paragraph-properties fo:break-before="page" fo:text-align="center"/>
    </style:style>
  </office:automatic-styles>
  <office:body>
    <office:text text:use-soft-page-breaks="true">
      <text:h text:style-name="P1" text:outline-level="1">程式說明</text:h>
      <text:p text:style-name="內文">架構：我將程式拆分為：</text:p>
      <text:p text:style-name="內文">game.h<text:s/>整個遊戲的流程，包括決定莊家、結算遊戲等等</text:p>
      <text:p text:style-name="內文">dealer.h<text:s/>負責發牌、洗牌</text:p>
      <text:p text:style-name="內文">player.h<text:s/>代表玩家，包括目前持有的金額、賭金、目前持有的點數等等</text:p>
      <text:p text:style-name="內文">poker.h<text:s/>代表撲克牌，包括花色、金額，以及負責印出撲克牌等等的動作</text:p>
      <text:p text:style-name="內文">operation.h<text:s/>代表玩家的各種動作，包括要牌、下注、要保險、雙倍下注</text:p>
      <text:p text:style-name="內文">ai_operation.h（繼承operation）<text:s/>代表ai玩家對於各種動作的實作</text:p>
      <text:p text:style-name="內文">manual_operation.h（繼承operation）代表手動玩家的各種動作</text:p>
      <text:p text:style-name="內文"/>
      <text:p text:style-name="內文">遊戲流程</text:p>
      <text:p text:style-name="內文">先問玩家有幾個人，以及要玩幾回合，我將此遊戲設計為只能有一個真人<text:line-break/>，因為比較符合真實情況。</text:p>
      <text:p text:style-name="內文">接著幫每位玩家抽兩張牌-&gt;詢問每個玩家是否要雙倍下注或投降-&gt;如果莊家的明牌為Ａ則詢問每個玩家是否要購買保險-&gt;詢問是否加牌-&gt;詢問莊家是否加牌-&gt;結算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 fo:line-height="300%"/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季曄 李</meta:initial-creator>
    <dc:creator>季曄 李</dc:creator>
    <meta:creation-date>2024-04-11T12:58:00Z</meta:creation-date>
    <dc:date>2024-04-11T12:58:00Z</dc:date>
    <meta:template xlink:href="Normal.dotm" xlink:type="simple"/>
    <meta:editing-cycles>2</meta:editing-cycles>
    <meta:editing-duration>PT0S</meta:editing-duration>
    <meta:document-statistic meta:page-count="1" meta:paragraph-count="1" meta:word-count="58" meta:character-count="391" meta:row-count="2" meta:non-whitespace-character-count="334"/>
  </office:meta>
</office:document-meta>
</file>